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n_Datab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bhi.asthan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kansha.ja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nku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shirbad</text:p>
          </table:table-cell>
          <table:table-cell office:value-type="string" calcext:value-type="string">
            <text:p>ashirbad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himanshu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iamcoo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Jati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mks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mohit.arya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Sanjeev.Kumar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5.1.1</meta:initial-creator>
    <meta:creation-date>2021-11-23T07:58:29</meta:creation-date>
    <dc:date>2021-11-23T12:30:50.435415849</dc:date>
    <meta:editing-duration>PT1M4S</meta:editing-duration>
    <meta:editing-cycles>1</meta:editing-cycles>
    <meta:document-statistic meta:table-count="1" meta:cell-count="24" meta:object-count="0"/>
  </office:meta>
</office:document-meta>
</file>